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erif Condensed" svg:font-family="'DejaVu Serif Condensed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DejaVu Sans Condensed1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5.874cm"/>
    </style:style>
    <style:style style:name="co8" style:family="table-column">
      <style:table-column-properties fo:break-before="auto" style:column-width="5.145cm"/>
    </style:style>
    <style:style style:name="co10" style:family="table-column">
      <style:table-column-properties fo:break-before="auto" style:column-width="4.867cm"/>
    </style:style>
    <style:style style:name="co11" style:family="table-column">
      <style:table-column-properties fo:break-before="auto" style:column-width="7.636cm"/>
    </style:style>
    <style:style style:name="co9" style:family="table-column">
      <style:table-column-properties fo:break-before="auto" style:column-width="4.475cm"/>
    </style:style>
    <style:style style:name="co12" style:family="table-column">
      <style:table-column-properties fo:break-before="auto" style:column-width="2.575cm"/>
    </style:style>
    <style:style style:name="co13" style:family="table-column">
      <style:table-column-properties fo:break-before="auto" style:column-width="3.946cm"/>
    </style:style>
    <style:style style:name="co14" style:family="table-column">
      <style:table-column-properties fo:break-before="auto" style:column-width="4.362cm"/>
    </style:style>
    <style:style style:name="co15" style:family="table-column">
      <style:table-column-properties fo:break-before="auto" style:column-width="4.311cm"/>
    </style:style>
    <style:style style:name="co16" style:family="table-column">
      <style:table-column-properties fo:break-before="auto" style:column-width="18.771cm"/>
    </style:style>
    <style:style style:name="ro1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ext-properties style:font-name="DejaVu Sans Condensed" style:font-name-asian="DejaVu Sans Condensed1" style:font-name-complex="Lohit Hindi"/>
    </style:style>
    <style:style style:name="ce2" style:family="table-cell" style:parent-style-name="Default" style:data-style-name="N30"/>
    <style:style style:name="ce6" style:family="table-cell" style:parent-style-name="Default">
      <style:table-cell-properties fo:background-color="#ffffff"/>
    </style:style>
    <style:style style:name="ce4" style:family="table-cell" style:parent-style-name="Default" style:data-style-name="N30">
      <style:text-properties style:font-name="DejaVu Sans Condensed" style:font-name-asian="DejaVu Sans Condensed1" style:font-name-complex="Lohit Hindi"/>
    </style:style>
    <style:style style:name="ce5" style:family="table-cell" style:parent-style-name="Default">
      <style:text-properties style:font-name="DejaVu Serif Condensed" fo:font-size="10pt" fo:language="en" fo:country="US" style:font-name-asian="DejaVu Sans Condensed" style:font-size-asian="10pt" style:language-asian="en" style:country-asian="US" style:font-name-complex="DejaVu Sans Condensed1" style:font-size-complex="10pt" style:language-complex="en" style:country-complex="US"/>
    </style:style>
    <style:style style:name="ce7" style:family="table-cell" style:parent-style-name="Default">
      <style:table-cell-properties fo:background-color="#ffb515"/>
    </style:style>
    <style:style style:name="T1" style:family="text">
      <style:text-properties style:font-name-asian="DejaVu Sans Condensed1" style:font-name-complex="Lohit Hindi"/>
    </style:style>
  </office:automatic-styles>
  <office:body>
    <office:spreadsheet>
      <table:table table:name="admin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5">
          <table:table-cell table:number-columns-repeated="5"/>
        </table:table-row>
        <table:table-row table:style-name="ro5">
          <table:table-cell/>
          <table:table-cell office:value-type="string">
            <text:p>人员表</text:p>
          </table:table-cell>
          <table:table-cell office:value-type="string">
            <text:p>Person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user_name</text:p>
          </table:table-cell>
          <table:table-cell office:value-type="string">
            <text:p>登录名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password</text:p>
          </table:table-cell>
          <table:table-cell office:value-type="string">
            <text:p>密码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person_name</text:p>
          </table:table-cell>
          <table:table-cell office:value-type="string">
            <text:p>姓名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department_id</text:p>
          </table:table-cell>
          <table:table-cell office:value-type="string">
            <text:p>所属部门</text:p>
          </table:table-cell>
          <table:table-cell office:value-type="string">
            <text:p>外键指向部门表</text:p>
          </table:table-cell>
          <table:table-cell/>
        </table:table-row>
        <table:table-row table:style-name="ro5">
          <table:table-cell table:style-name="ce2"/>
          <table:table-cell office:value-type="string">
            <text:p>telephone</text:p>
          </table:table-cell>
          <table:table-cell office:value-type="string">
            <text:p>电话</text:p>
          </table:table-cell>
          <table:table-cell/>
          <table:table-cell table:style-name="ce2"/>
        </table:table-row>
        <table:table-row table:style-name="ro5">
          <table:table-cell table:style-name="ce4"/>
          <table:table-cell office:value-type="string">
            <text:p>email</text:p>
          </table:table-cell>
          <table:table-cell office:value-type="string">
            <text:p>邮件</text:p>
          </table:table-cell>
          <table:table-cell/>
          <table:table-cell table:style-name="ce2"/>
        </table:table-row>
        <table:table-row table:style-name="ro5">
          <table:table-cell table:number-columns-repeated="5"/>
        </table:table-row>
        <table:table-row table:style-name="ro5">
          <table:table-cell/>
          <table:table-cell office:value-type="string">
            <text:p>部门表</text:p>
          </table:table-cell>
          <table:table-cell office:value-type="string">
            <text:p>Department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name</text:p>
          </table:table-cell>
          <table:table-cell office:value-type="string">
            <text:p>部门名称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remark</text:p>
          </table:table-cell>
          <table:table-cell office:value-type="string">
            <text:p>备注</text:p>
          </table:table-cell>
          <table:table-cell table:number-columns-repeated="2"/>
        </table:table-row>
        <table:table-row table:style-name="ro5">
          <table:table-cell/>
          <table:table-cell table:style-name="ce1" office:value-type="string">
            <text:p>subject_id</text:p>
          </table:table-cell>
          <table:table-cell office:value-type="string">
            <text:p>所属学科组</text:p>
          </table:table-cell>
          <table:table-cell table:style-name="ce1" office:value-type="string">
            <text:p>外键指向学科组表</text:p>
          </table:table-cell>
          <table:table-cell/>
        </table:table-row>
        <table:table-row table:style-name="ro5">
          <table:table-cell table:number-columns-repeated="5"/>
        </table:table-row>
        <table:table-row table:style-name="ro5">
          <table:table-cell/>
          <table:table-cell office:value-type="string">
            <text:p>学科组</text:p>
          </table:table-cell>
          <table:table-cell table:style-name="ce1" office:value-type="string">
            <text:p>Subject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name</text:p>
          </table:table-cell>
          <table:table-cell office:value-type="string">
            <text:p>学科组名称</text:p>
          </table:table-cell>
          <table:table-cell table:number-columns-repeated="2"/>
        </table:table-row>
        <table:table-row table:style-name="ro5">
          <table:table-cell/>
          <table:table-cell table:style-name="ce1" office:value-type="string">
            <text:p>remark</text:p>
          </table:table-cell>
          <table:table-cell office:value-type="string">
            <text:p>备注</text:p>
          </table:table-cell>
          <table:table-cell table:number-columns-repeated="2"/>
        </table:table-row>
        <table:table-row table:style-name="ro5">
          <table:table-cell table:number-columns-repeated="5"/>
        </table:table-row>
        <table:table-row table:style-name="ro5">
          <table:table-cell/>
          <table:table-cell office:value-type="string">
            <text:p>审评项目</text:p>
          </table:table-cell>
          <table:table-cell office:value-type="string">
            <text:p>ReviewProject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name</text:p>
          </table:table-cell>
          <table:table-cell office:value-type="string">
            <text:p>名称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tate</text:p>
          </table:table-cell>
          <table:table-cell office:value-type="string">
            <text:p>当前项目状态</text:p>
          </table:table-cell>
          <table:table-cell office:value-type="string">
            <text:p>新建立、进行中、已结束</text:p>
            <text:p>Create</text:p>
          </table:table-cell>
          <table:table-cell office:value-type="string">
            <text:p>默认create</text:p>
          </table:table-cell>
        </table:table-row>
        <table:table-row table:style-name="ro5">
          <table:table-cell/>
          <table:table-cell office:value-type="string">
            <text:p>remark</text:p>
          </table:table-cell>
          <table:table-cell office:value-type="string">
            <text:p>备注</text:p>
          </table:table-cell>
          <table:table-cell table:number-columns-repeated="2"/>
        </table:table-row>
        <table:table-row table:style-name="ro5">
          <table:table-cell table:number-columns-repeated="5"/>
        </table:table-row>
        <table:table-row table:style-name="ro5">
          <table:table-cell/>
          <table:table-cell table:style-name="ce5" office:value-type="string">
            <text:p>审评活动</text:p>
          </table:table-cell>
          <table:table-cell table:style-name="ce1" office:value-type="string">
            <text:p>ReviewActivity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name</text:p>
          </table:table-cell>
          <table:table-cell office:value-type="string">
            <text:p>名称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begin_time</text:p>
          </table:table-cell>
          <table:table-cell office:value-type="string">
            <text:p>开始时间</text:p>
          </table:table-cell>
          <table:table-cell office:value-type="string">
            <text:p>控制登录</text:p>
          </table:table-cell>
          <table:table-cell/>
        </table:table-row>
        <table:table-row table:style-name="ro5">
          <table:table-cell/>
          <table:table-cell office:value-type="string">
            <text:p>end_time</text:p>
          </table:table-cell>
          <table:table-cell office:value-type="string">
            <text:p>结束时间</text:p>
          </table:table-cell>
          <table:table-cell office:value-type="string">
            <text:p>控制登录</text:p>
          </table:table-cell>
          <table:table-cell/>
        </table:table-row>
        <table:table-row table:style-name="ro5">
          <table:table-cell/>
          <table:table-cell office:value-type="string">
            <text:p>review_project_id</text:p>
          </table:table-cell>
          <table:table-cell office:value-type="string">
            <text:p>所属项目</text:p>
          </table:table-cell>
          <table:table-cell office:value-type="string">
            <text:p>外键指向审评项目</text:p>
          </table:table-cell>
          <table:table-cell/>
        </table:table-row>
        <table:table-row table:style-name="ro5">
          <table:table-cell/>
          <table:table-cell office:value-type="string">
            <text:p>activity_type</text:p>
          </table:table-cell>
          <table:table-cell office:value-type="string">
            <text:p>活动类型</text:p>
          </table:table-cell>
          <table:table-cell office:value-type="string">
            <text:p>用来决定调用那些代码模块的</text:p>
          </table:table-cell>
          <table:table-cell office:value-type="string">
            <text:p>info_register、department_review、jiaowu_review、keyan_review、renshi_review、vote_meeting、subject_meeting</text:p>
          </table:table-cell>
        </table:table-row>
        <table:table-row table:style-name="ro5">
          <table:table-cell table:number-columns-repeated="5"/>
        </table:table-row>
        <table:table-row table:style-name="ro5">
          <table:table-cell/>
          <table:table-cell office:value-type="string">
            <text:p>活动之间关系</text:p>
          </table:table-cell>
          <table:table-cell table:style-name="ce1" office:value-type="string">
            <text:p>ReviewActivityRelation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pre_activity_id</text:p>
          </table:table-cell>
          <table:table-cell office:value-type="string">
            <text:p>前置活动</text:p>
          </table:table-cell>
          <table:table-cell office:value-type="string">
            <text:p>外键指向审评活动</text:p>
          </table:table-cell>
          <table:table-cell/>
        </table:table-row>
        <table:table-row table:style-name="ro5">
          <table:table-cell/>
          <table:table-cell table:style-name="ce1" office:value-type="string">
            <text:p>activity_id</text:p>
          </table:table-cell>
          <table:table-cell office:value-type="string">
            <text:p>活动</text:p>
          </table:table-cell>
          <table:table-cell office:value-type="string">
            <text:p>外键指向审评活动</text:p>
          </table:table-cell>
          <table:table-cell/>
        </table:table-row>
        <table:table-row table:style-name="ro5">
          <table:table-cell table:number-columns-repeated="2"/>
          <table:table-cell table:style-name="ce7" office:value-type="string">
            <text:p>前置活动判定条件</text:p>
          </table:table-cell>
          <table:table-cell table:style-name="ce7" office:value-type="string">
            <text:p>通过/未通过</text:p>
          </table:table-cell>
          <table:table-cell office:value-type="string">
            <text:p>初始阶段均以判定条件为通过</text:p>
          </table:table-cell>
        </table:table-row>
        <table:table-row table:style-name="ro5">
          <table:table-cell table:number-columns-repeated="5"/>
        </table:table-row>
        <table:table-row table:style-name="ro5">
          <table:table-cell/>
          <table:table-cell office:value-type="string">
            <text:p>人员参加活动</text:p>
          </table:table-cell>
          <table:table-cell office:value-type="string">
            <text:p>PersonActivity<text:span text:style-name="T1">Relation</text:span>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person_id</text:p>
          </table:table-cell>
          <table:table-cell office:value-type="string">
            <text:p>人员</text:p>
          </table:table-cell>
          <table:table-cell office:value-type="string">
            <text:p>外键指向人员表</text:p>
          </table:table-cell>
          <table:table-cell/>
        </table:table-row>
        <table:table-row table:style-name="ro5">
          <table:table-cell/>
          <table:table-cell table:style-name="ce1" office:value-type="string">
            <text:p>activity_id</text:p>
          </table:table-cell>
          <table:table-cell office:value-type="string">
            <text:p>活动</text:p>
          </table:table-cell>
          <table:table-cell office:value-type="string">
            <text:p>外键指向活动表</text:p>
          </table:table-cell>
          <table:table-cell/>
        </table:table-row>
        <table:table-row table:style-name="ro5">
          <table:table-cell/>
          <table:table-cell table:style-name="ce1" office:value-type="string">
            <text:p>review_result</text:p>
          </table:table-cell>
          <table:table-cell office:value-type="string">
            <text:p>审评结果</text:p>
          </table:table-cell>
          <table:table-cell office:value-type="string">
            <text:p>pass/reject/create</text:p>
          </table:table-cell>
          <table:table-cell office:value-type="string">
            <text:p>默认create</text:p>
          </table:table-cell>
        </table:table-row>
        <table:table-row table:style-name="ro5">
          <table:table-cell/>
          <table:table-cell table:style-name="ce1" office:value-type="string">
            <text:p>review_time</text:p>
          </table:table-cell>
          <table:table-cell office:value-type="string">
            <text:p>审评时间</text:p>
          </table:table-cell>
          <table:table-cell table:number-columns-repeated="2"/>
        </table:table-row>
        <table:table-row table:style-name="ro5">
          <table:table-cell/>
          <table:table-cell table:style-name="ce1" office:value-type="string">
            <text:p>reviewer</text:p>
          </table:table-cell>
          <table:table-cell office:value-type="string">
            <text:p>审评人</text:p>
          </table:table-cell>
          <table:table-cell office:value-type="string">
            <text:p>外键指向人员表</text:p>
          </table:table-cell>
          <table:table-cell/>
        </table:table-row>
        <table:table-row table:style-name="ro5">
          <table:table-cell table:style-name="ce2" office:value-type="date" office:date-value="2011-10-14">
            <text:p>11年10月14日</text:p>
          </table:table-cell>
          <table:table-cell table:style-name="ce1" office:value-type="string">
            <text:p>review_remark</text:p>
          </table:table-cell>
          <table:table-cell office:value-type="string">
            <text:p>审核评语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confirm_result</text:p>
          </table:table-cell>
          <table:table-cell office:value-type="string">
            <text:p>确认审评结果</text:p>
          </table:table-cell>
          <table:table-cell office:value-type="string">
            <text:p>pass/reject/create</text:p>
          </table:table-cell>
          <table:table-cell office:value-type="string">
            <text:p>默认create</text:p>
          </table:table-cell>
        </table:table-row>
        <table:table-row table:style-name="ro5">
          <table:table-cell/>
          <table:table-cell office:value-type="string">
            <text:p>confirm_time</text:p>
          </table:table-cell>
          <table:table-cell office:value-type="string">
            <text:p>审评确认时间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confirmor</text:p>
          </table:table-cell>
          <table:table-cell office:value-type="string">
            <text:p>审评确认人</text:p>
          </table:table-cell>
          <table:table-cell office:value-type="string">
            <text:p>外键指向人员表</text:p>
          </table:table-cell>
          <table:table-cell/>
        </table:table-row>
        <table:table-row table:style-name="ro5">
          <table:table-cell/>
          <table:table-cell table:style-name="ce1" office:value-type="string">
            <text:p>activity_result</text:p>
          </table:table-cell>
          <table:table-cell office:value-type="string">
            <text:p>该活动最终判定结果</text:p>
          </table:table-cell>
          <table:table-cell office:value-type="string">
            <text:p>pass/reject/create</text:p>
          </table:table-cell>
          <table:table-cell office:value-type="string">
            <text:p>默认create、用于系统决定人员信息是否可以在下一个环节中可见</text:p>
          </table:table-cell>
        </table:table-row>
        <table:table-row table:style-name="ro5">
          <table:table-cell/>
          <table:table-cell office:value-type="string">
            <text:p>login_begin_time</text:p>
          </table:table-cell>
          <table:table-cell office:value-type="string">
            <text:p>特殊登录时间开始</text:p>
          </table:table-cell>
          <table:table-cell table:number-columns-repeated="2"/>
        </table:table-row>
        <table:table-row table:style-name="ro5">
          <table:table-cell/>
          <table:table-cell table:style-name="ce1" office:value-type="string">
            <text:p>login_end_time</text:p>
          </table:table-cell>
          <table:table-cell office:value-type="string">
            <text:p>特殊登录时间结束</text:p>
          </table:table-cell>
          <table:table-cell table:number-columns-repeated="2"/>
        </table:table-row>
        <table:table-row table:style-name="ro5">
          <table:table-cell/>
          <table:table-cell table:style-name="ce1" office:value-type="string">
            <text:p>is_leader</text:p>
          </table:table-cell>
          <table:table-cell office:value-type="string">
            <text:p>是否是组长</text:p>
          </table:table-cell>
          <table:table-cell office:value-type="string">
            <text:p>默认为false</text:p>
          </table:table-cell>
          <table:table-cell/>
        </table:table-row>
        <table:table-row table:style-name="ro5">
          <table:table-cell/>
          <table:table-cell office:value-type="string">
            <text:p>role_type</text:p>
          </table:table-cell>
          <table:table-cell office:value-type="string">
            <text:p>活动中担当的角色类型</text:p>
          </table:table-cell>
          <table:table-cell office:value-type="string">
            <text:p>info_register、review</text:p>
          </table:table-cell>
          <table:table-cell office:value-type="string">
            <text:p>当参与活动中info_register，在活动中是不可以登录的、而人员配置时候，配置的均为review、只有信息录入模块中才会璇info_register</text:p>
          </table:table-cell>
        </table:table-row>
        <table:table-row table:style-name="ro5" table:number-rows-repeated="2">
          <table:table-cell table:number-columns-repeated="5"/>
        </table:table-row>
        <table:table-row table:style-name="ro5">
          <table:table-cell/>
          <table:table-cell office:value-type="string">
            <text:p>活动序列号表</text:p>
          </table:table-cell>
          <table:table-cell office:value-type="string">
            <text:p>SerialCode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code</text:p>
          </table:table-cell>
          <table:table-cell office:value-type="string">
            <text:p>序列号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person_id</text:p>
          </table:table-cell>
          <table:table-cell office:value-type="string">
            <text:p>使用人员</text:p>
          </table:table-cell>
          <table:table-cell office:value-type="string">
            <text:p>外键指向人员表</text:p>
          </table:table-cell>
          <table:table-cell office:value-type="string">
            <text:p>被哪个人员使用</text:p>
          </table:table-cell>
        </table:table-row>
        <table:table-row table:style-name="ro5">
          <table:table-cell/>
          <table:table-cell office:value-type="string">
            <text:p>used_time</text:p>
          </table:table-cell>
          <table:table-cell office:value-type="string">
            <text:p>使用时间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batch_id</text:p>
          </table:table-cell>
          <table:table-cell table:style-name="ce1" office:value-type="string">
            <text:p>所属批次</text:p>
          </table:table-cell>
          <table:table-cell office:value-type="string">
            <text:p>外键指向活动序列号批次表</text:p>
          </table:table-cell>
          <table:table-cell/>
        </table:table-row>
        <table:table-row table:style-name="ro5" table:number-rows-repeated="2">
          <table:table-cell table:number-columns-repeated="5"/>
        </table:table-row>
        <table:table-row table:style-name="ro5">
          <table:table-cell/>
          <table:table-cell office:value-type="string">
            <text:p>活动序列号批次</text:p>
          </table:table-cell>
          <table:table-cell table:style-name="ce1" office:value-type="string">
            <text:p>SerialCodeBatch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name</text:p>
          </table:table-cell>
          <table:table-cell table:style-name="ce1" office:value-type="string">
            <text:p>批次名称</text:p>
          </table:table-cell>
          <table:table-cell table:number-columns-repeated="2"/>
        </table:table-row>
        <table:table-row table:style-name="ro5">
          <table:table-cell/>
          <table:table-cell table:style-name="ce1" office:value-type="string">
            <text:p>end_time</text:p>
          </table:table-cell>
          <table:table-cell table:style-name="ce1" office:value-type="string">
            <text:p>有效时间截止到</text:p>
          </table:table-cell>
          <table:table-cell table:number-columns-repeated="2"/>
        </table:table-row>
        <table:table-row table:style-name="ro5">
          <table:table-cell/>
          <table:table-cell table:style-name="ce1" office:value-type="string">
            <text:p>build_time</text:p>
          </table:table-cell>
          <table:table-cell table:style-name="ce1" office:value-type="string">
            <text:p>生成时间</text:p>
          </table:table-cell>
          <table:table-cell table:number-columns-repeated="2"/>
        </table:table-row>
        <table:table-row table:style-name="ro5">
          <table:table-cell/>
          <table:table-cell table:style-name="ce1" office:value-type="string">
            <text:p>activity_id</text:p>
          </table:table-cell>
          <table:table-cell table:style-name="ce1" office:value-type="string">
            <text:p>所属活动</text:p>
          </table:table-cell>
          <table:table-cell table:style-name="ce1" office:value-type="string">
            <text:p>外键指向活动表</text:p>
          </table:table-cell>
          <table:table-cell/>
        </table:table-row>
        <table:table-row table:style-name="ro5">
          <table:table-cell/>
          <table:table-cell office:value-type="string">
            <text:p>remark</text:p>
          </table:table-cell>
          <table:table-cell office:value-type="string">
            <text:p>说明</text:p>
          </table:table-cell>
          <table:table-cell table:number-columns-repeated="2"/>
        </table:table-row>
      </table:table>
      <table:table table:name="info_register" table:style-name="ta1" table:print="false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style-name="ce2"/>
          <table:table-cell office:value-type="string">
            <text:p>论文表</text:p>
          </table:table-cell>
          <table:table-cell office:value-type="string">
            <text:p>Artic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wner_id</text:p>
          </table:table-cell>
          <table:table-cell office:value-type="string">
            <text:p>所属人</text:p>
          </table:table-cell>
          <table:table-cell office:value-type="string">
            <text:p>外键指向人员表</text:p>
          </table:table-cell>
          <table:table-cell/>
        </table:table-row>
        <table:table-row table:style-name="ro1">
          <table:table-cell/>
          <table:table-cell office:value-type="string">
            <text:p>title</text:p>
          </table:table-cell>
          <table:table-cell office:value-type="string">
            <text:p>标题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ublication_name</text:p>
          </table:table-cell>
          <table:table-cell office:value-type="string">
            <text:p>学术刊物名称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ublish_date</text:p>
          </table:table-cell>
          <table:table-cell office:value-type="string">
            <text:p>发表时间（年月）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erson_rank</text:p>
          </table:table-cell>
          <table:table-cell office:value-type="string">
            <text:p>本人排名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publication_type</text:p>
          </table:table-cell>
          <table:table-cell office:value-type="string">
            <text:p>论文发表类型</text:p>
          </table:table-cell>
          <table:table-cell office:value-type="string">
            <text:p>内部、外部</text:p>
          </table:table-cell>
          <table:table-cell/>
        </table:table-row>
        <table:table-row table:style-name="ro1">
          <table:table-cell/>
          <table:table-cell office:value-type="string">
            <text:p>upload_time</text:p>
          </table:table-cell>
          <table:table-cell office:value-type="string">
            <text:p>上传时间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名称</text:p>
          </table:table-cell>
          <table:table-cell office:value-type="string">
            <text:p>上传时候的名称</text:p>
          </table:table-cell>
          <table:table-cell/>
        </table:table-row>
        <table:table-row table:style-name="ro1">
          <table:table-cell/>
          <table:table-cell office:value-type="string">
            <text:p>file_name</text:p>
          </table:table-cell>
          <table:table-cell office:value-type="string">
            <text:p>服务器的文件称</text:p>
          </table:table-cell>
          <table:table-cell office:value-type="string">
            <text:p>上传后文件名称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3">
          <table:table-cell/>
          <table:table-cell office:value-type="string">
            <text:p>论文活动中审核结果表</text:p>
          </table:table-cell>
          <table:table-cell table:style-name="ce1" office:value-type="string">
            <text:p>ArticleActivityRela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ticle_id</text:p>
          </table:table-cell>
          <table:table-cell office:value-type="string">
            <text:p>论文</text:p>
          </table:table-cell>
          <table:table-cell office:value-type="string">
            <text:p>外键指向论文表</text:p>
          </table:table-cell>
          <table:table-cell/>
        </table:table-row>
        <table:table-row table:style-name="ro1">
          <table:table-cell/>
          <table:table-cell office:value-type="string">
            <text:p>activity_id</text:p>
          </table:table-cell>
          <table:table-cell office:value-type="string">
            <text:p>活动</text:p>
          </table:table-cell>
          <table:table-cell office:value-type="string">
            <text:p>外键指向活动表</text:p>
          </table:table-cell>
          <table:table-cell/>
        </table:table-row>
        <table:table-row table:style-name="ro2">
          <table:table-cell/>
          <table:table-cell office:value-type="string">
            <text:p>result</text:p>
          </table:table-cell>
          <table:table-cell office:value-type="string">
            <text:p>审核结果</text:p>
          </table:table-cell>
          <table:table-cell office:value-type="string">
            <text:p>未审核、审核通过、审核未通过</text:p>
            <text:p>,create,pass,reject</text:p>
          </table:table-cell>
          <table:table-cell office:value-type="string">
            <text:p>默认create</text:p>
          </table:table-cell>
        </table:table-row>
        <table:table-row table:style-name="ro1">
          <table:table-cell/>
          <table:table-cell office:value-type="string">
            <text:p>reviewer_id</text:p>
          </table:table-cell>
          <table:table-cell office:value-type="string">
            <text:p>审核人</text:p>
          </table:table-cell>
          <table:table-cell office:value-type="string">
            <text:p>外键指向人员表</text:p>
          </table:table-cell>
          <table:table-cell/>
        </table:table-row>
        <table:table-row table:style-name="ro1">
          <table:table-cell/>
          <table:table-cell office:value-type="string">
            <text:p>remark</text:p>
          </table:table-cell>
          <table:table-cell office:value-type="string">
            <text:p>原因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view_time</text:p>
          </table:table-cell>
          <table:table-cell office:value-type="string">
            <text:p>审核时间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3">
          <table:table-cell table:style-name="ce2"/>
          <table:table-cell office:value-type="string">
            <text:p>人员基本信息</text:p>
          </table:table-cell>
          <table:table-cell office:value-type="string">
            <text:p>BaseInf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tion</text:p>
          </table:table-cell>
          <table:table-cell office:value-type="string">
            <text:p>民族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x</text:p>
          </table:table-cell>
          <table:table-cell office:value-type="string">
            <text:p>性别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irthday</text:p>
          </table:table-cell>
          <table:table-cell office:value-type="string">
            <text:p>出生年月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ast_review_time</text:p>
          </table:table-cell>
          <table:table-cell office:value-type="string">
            <text:p>评审时间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vite_time</text:p>
          </table:table-cell>
          <table:table-cell office:value-type="string">
            <text:p>聘任时间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gree</text:p>
          </table:table-cell>
          <table:table-cell office:value-type="string">
            <text:p>学位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edu_background</text:p>
          </table:table-cell>
          <table:table-cell office:value-type="string">
            <text:p>学历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urrent_level</text:p>
          </table:table-cell>
          <table:table-cell office:value-type="string">
            <text:p>当前级别</text:p>
          </table:table-cell>
          <table:table-cell office:value-type="string">
            <text:p>暂时不明确、测试简单</text:p>
          </table:table-cell>
          <table:table-cell/>
        </table:table-row>
        <table:table-row table:style-name="ro1">
          <table:table-cell/>
          <table:table-cell office:value-type="string">
            <text:p>advance_level</text:p>
          </table:table-cell>
          <table:table-cell office:value-type="string">
            <text:p>拟晋升级别</text:p>
          </table:table-cell>
          <table:table-cell office:value-type="string">
            <text:p>暂时不明确、测试简单</text:p>
          </table:table-cell>
          <table:table-cell/>
        </table:table-row>
        <table:table-row table:style-name="ro1">
          <table:table-cell/>
          <table:table-cell office:value-type="string">
            <text:p>review_type</text:p>
          </table:table-cell>
          <table:table-cell office:value-type="string">
            <text:p>评审类别</text:p>
          </table:table-cell>
          <table:table-cell office:value-type="string">
            <text:p>正常、破格</text:p>
          </table:table-cell>
          <table:table-cell/>
        </table:table-row>
        <table:table-row table:style-name="ro1">
          <table:table-cell/>
          <table:table-cell office:value-type="string">
            <text:p>computer_exam</text:p>
          </table:table-cell>
          <table:table-cell table:style-name="ce6" office:value-type="string">
            <text:p>计算机考试</text:p>
          </table:table-cell>
          <table:table-cell table:style-name="ce6"/>
          <table:table-cell/>
        </table:table-row>
        <table:table-row table:style-name="ro1">
          <table:table-cell/>
          <table:table-cell table:style-name="ce1" office:value-type="string">
            <text:p>computer_exam_file_name</text:p>
          </table:table-cell>
          <table:table-cell table:style-name="ce6" office:value-type="string">
            <text:p>计算机考试上传文件</text:p>
          </table:table-cell>
          <table:table-cell table:style-name="ce6"/>
          <table:table-cell/>
        </table:table-row>
        <table:table-row table:style-name="ro1">
          <table:table-cell/>
          <table:table-cell office:value-type="string">
            <text:p>foreign_exam</text:p>
          </table:table-cell>
          <table:table-cell table:style-name="ce6" office:value-type="string">
            <text:p>外语考试</text:p>
          </table:table-cell>
          <table:table-cell table:style-name="ce6"/>
          <table:table-cell/>
        </table:table-row>
        <table:table-row table:style-name="ro1">
          <table:table-cell/>
          <table:table-cell table:style-name="ce1" office:value-type="string">
            <text:p>foreign_exam_file_name</text:p>
          </table:table-cell>
          <table:table-cell table:style-name="ce1" office:value-type="string">
            <text:p>外语考试上传文件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wner_id</text:p>
          </table:table-cell>
          <table:table-cell office:value-type="string">
            <text:p>所属人员</text:p>
          </table:table-cell>
          <table:table-cell table:number-columns-repeated="2"/>
        </table:table-row>
      </table:table>
      <table:table table:name="department_review" table:style-name="ta1" table:print="false">
        <table:table-column table:style-name="co1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部门在活动中排序表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部门</text:p>
          </table:table-cell>
          <table:table-cell table:style-name="ce1" office:value-type="string">
            <text:p>外键指向部门表</text:p>
          </table:table-cell>
        </table:table-row>
        <table:table-row table:style-name="ro1">
          <table:table-cell table:number-columns-repeated="2"/>
          <table:table-cell office:value-type="string">
            <text:p>活动</text:p>
          </table:table-cell>
          <table:table-cell table:style-name="ce1" office:value-type="string">
            <text:p>外键指向活动表</text:p>
          </table:table-cell>
        </table:table-row>
        <table:table-row table:style-name="ro1">
          <table:table-cell table:number-columns-repeated="2"/>
          <table:table-cell office:value-type="string">
            <text:p>顺序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erif Condensed" svg:font-family="'DejaVu Serif Condensed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DejaVu Sans Condensed1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 Condensed" fo:language="en" fo:country="US" style:font-name-asian="DejaVu Sans" style:language-asian="zh" style:country-asian="CN" style:font-name-complex="DejaVu Sans Condensed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ejaVu Sans Condensed1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4">2011／10／14</text:date>, <text:time>22:06:27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14T14:13:12</meta:creation-date>
    <meta:editing-duration>PT5M49S</meta:editing-duration>
    <meta:editing-cycles>5</meta:editing-cycles>
    <meta:generator>LibreOffice/3.3$Linux LibreOffice_project/330m19$Build-202</meta:generator>
    <dc:date>2011-10-14T22:06:27</dc:date>
    <dc:creator>daigong </dc:creator>
    <meta:document-statistic meta:table-count="3" meta:cell-count="222" meta:object-count="0"/>
  </office:meta>
</office:document-meta>
</file>